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0.79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01.25pt"/>
    </style:style>
    <style:style style:name="co4" style:family="table-column">
      <style:table-column-properties fo:break-before="auto" style:column-width="50.2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31.49pt" fo:break-before="auto" style:use-optimal-row-height="false"/>
    </style:style>
    <style:style style:name="ro5" style:family="table-row">
      <style:table-row-properties style:row-height="50.09pt" fo:break-before="auto" style:use-optimal-row-height="false"/>
    </style:style>
    <style:style style:name="ro6" style:family="table-row">
      <style:table-row-properties style:row-height="50pt" fo:break-before="auto" style:use-optimal-row-height="false"/>
    </style:style>
    <style:style style:name="ro7" style:family="table-row">
      <style:table-row-properties style:row-height="105pt" fo:break-before="auto" style:use-optimal-row-height="false"/>
    </style:style>
    <style:style style:name="ro8" style:family="table-row">
      <style:table-row-properties style:row-height="48.76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eece1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65.99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65.99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65.99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ackground-color="transparent" style:rotation-align="none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text-position="0%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style:text-position="supe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super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"/>
    </style:style>
    <style:style style:name="T7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fo:color="#000000"/>
    </style:style>
    <style:style style:name="T8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text-position="super"/>
    </style:style>
    <style:style style:name="T9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text-position="0%"/>
    </style:style>
    <style:style style:name="T10" style:family="text">
      <style:text-properties fo:text-shadow="none" style:text-position="0%" style:font-style-complex="normal" fo:font-size="11pt" fo:font-weight="bold" style:text-underline-style="none" style:text-underline-color="font-color" style:text-line-through-type="none" fo:font-style="normal" style:font-size-asian="11pt" style:font-size-complex="11pt" style:font-weight-asian="bold" style:font-weight-complex="bold" style:font-style-asian="normal" style:font-name="Calibri" fo:color="#000000" style:text-outline="false"/>
    </style:style>
    <style:style style:name="T11" style:family="text">
      <style:text-properties fo:text-shadow="none" style:text-position="0%" fo:font-size="11pt" style:text-underline-style="none" style:text-underline-color="font-color" style:text-line-through-type="none" style:font-size-asian="11pt" style:font-size-complex="11pt" style:font-name="Calibri" fo:color="#000000" style:text-outline="false" fo:font-style="italic" fo:font-weight="normal" style:font-style-asian="italic" style:font-weight-complex="normal" style:font-weight-asian="normal" style:font-style-complex="italic"/>
    </style:style>
    <style:style style:name="T12" style:family="text">
      <style:text-properties fo:text-shadow="none" style:text-position="0%" fo:font-size="11pt" style:text-underline-style="none" style:text-underline-color="font-color" style:text-line-through-type="none" style:font-size-asian="11pt" style:font-size-complex="11pt" style:font-name="Calibri" fo:color="#000000" style:text-outline="false" fo:font-weight="bold" fo:font-style="normal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" style:font-size-asian="11pt" style:font-size-complex="11pt"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Work Package: 4 (SIMEX)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6" table:number-rows-spanned="1">
            <text:p> Specify the Dissemination and Communication activities for the EUCALL project</text:p>
            <text:p/>
          </table:table-cell>
          <table:covered-table-cell table:number-columns-repeated="5" table:style-name="ce18"/>
          <table:table-cell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4">
          <table:table-cell table:style-name="ce4"/>
          <table:table-cell table:style-name="ce19" office:value-type="string" calcext:value-type="string" table:number-columns-spanned="7" table:number-rows-spanned="1">
            <text:p>Specify the estimated number of persons reached, for each activity that you have listed</text:p>
          </table:table-cell>
          <table:covered-table-cell table:number-columns-repeated="5" table:style-name="ce25"/>
          <table:covered-table-cell table:style-name="ce26"/>
          <table:table-cell table:style-name="ce27" table:number-columns-repeated="1016"/>
        </table:table-row>
        <table:table-row table:style-name="ro5">
          <table:table-cell table:style-name="ce5" office:value-type="string" calcext:value-type="string">
            <text:p>Participation at a Conference                                                                                                                                                                                          <text:span text:style-name="T1">Title (event, talk)/Date/Place/Web-link. Participation in an external conference; by EUCALL project partners (paid); persons with travel costs on the project; also persons (project external) actively promoting EUCALL</text:span></text:p>
          </table:table-cell>
          <table:table-cell table:style-name="ce20" office:value-type="string" calcext:value-type="string">
            <text:p>Scientific Community </text:p>
          </table:table-cell>
          <table:table-cell table:style-name="ce20" office:value-type="string" calcext:value-type="string">
            <text:p>Industry</text:p>
          </table:table-cell>
          <table:table-cell table:style-name="ce20" office:value-type="string" calcext:value-type="string">
            <text:p>Civil Society</text:p>
          </table:table-cell>
          <table:table-cell table:style-name="ce20" office:value-type="string" calcext:value-type="string">
            <text:p>General Public</text:p>
          </table:table-cell>
          <table:table-cell table:style-name="ce20" office:value-type="string" calcext:value-type="string">
            <text:p>Policy Makers</text:p>
          </table:table-cell>
          <table:table-cell table:style-name="ce20" office:value-type="string" calcext:value-type="string">
            <text:p>Media </text:p>
          </table:table-cell>
          <table:table-cell table:style-name="ce20" office:value-type="string" calcext:value-type="string">
            <text:p>Other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European XFEL/DESY User Meeting 2016, 27.-29. January 2016; Hamburg, Germany; Poster Presentation by European XFEL (Carsten Fortmann-Grote)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New Opportunities for Better User Group Software (NOBUGS) 2016, October 16<text:span text:style-name="T2">th</text:span>-19<text:span text:style-name="T2">th</text:span> 2016, Copenhagen, Denmark; Oral presentation by European XFEL (Carsten Fortmann-Grote)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New Opportunities for Better User Group Software (NOBUGS) 2016, October 16<text:span text:style-name="T2">th</text:span>-19<text:span text:style-name="T2">th</text:span> 2016, Copenhagen, Denmark; Oral presentation by DESY (Sergey Yakubov)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ESRF User Meeting 2016, February 8th-10th 2016, ESRF, Grenoble, France; Poster (Richard Briggs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EUCALL Annual Meeting 2016, August 31st-September2nd, HZDR, Dresden, Germany; Poster presentation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EHPRG high pressure conference, Bayreuth, Germany, 4th - 9th September; Oral presentation: "X-ray diffraction measurements of phase transitions and melting in shock compressed scandium";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DPG Spring Meeting 2016, February 22<text:span text:style-name="T3">nd</text:span> to March 4<text:span text:style-name="T3">th</text:span> 2016, Hanover, Germany; Oral presentation by HZDR (Axel Huebl)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GPU Technology Conference 2016, April 4<text:span text:style-name="T3">th</text:span> – April 7<text:span text:style-name="T3">th</text:span> 2016, San Jose (CA), United States of America; Two Oral Presentations by HZDR (Axel Huebl)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PASC 2016, June 8th – 10th 2016, Lausanne, Switzerland; Invited oral presentation by HZDR (Axel Huebl)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Advanced Accelerator Concepts 2016, July 31st to August 5th 2016, National Harbor (MD), United States of America; Oral presentation by HZDR (Axel Huebl)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ISUILS14, Dec. 09th-13th 2015, Grand Hyatt Kauai Resort and Spa, Kauai, Hawaii, United States of America, Invited oral presentation by HZDR <text:s/>(Michael Bussmann)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ELISS, Eli Beamlines Summer School, Aug. 22nd - 25th 2016, Dolni Brezany, Czech Republic, Invited oral presentation by HZDR (Michael Bussmann)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Participation at a Workshop                                                                                                                                                                                              <text:span text:style-name="T1">Title (event, talk)/Date/Place/Web-link. Participation in an external workshop; by EUCALL project partners (paid); persons with travel costs on the project; also persons (project external) actively promoting EUCALL</text:span></text:p>
          </table:table-cell>
          <table:table-cell table:style-name="ce20" office:value-type="string" calcext:value-type="string">
            <text:p>Scientific Community </text:p>
          </table:table-cell>
          <table:table-cell table:style-name="ce20" office:value-type="string" calcext:value-type="string">
            <text:p>Industry</text:p>
          </table:table-cell>
          <table:table-cell table:style-name="ce20" office:value-type="string" calcext:value-type="string">
            <text:p>Civil Society</text:p>
          </table:table-cell>
          <table:table-cell table:style-name="ce20" office:value-type="string" calcext:value-type="string">
            <text:p>General Public</text:p>
          </table:table-cell>
          <table:table-cell table:style-name="ce20" office:value-type="string" calcext:value-type="string">
            <text:p>Policy Makers</text:p>
          </table:table-cell>
          <table:table-cell table:style-name="ce20" office:value-type="string" calcext:value-type="string">
            <text:p>Media </text:p>
          </table:table-cell>
          <table:table-cell table:style-name="ce20" office:value-type="string" calcext:value-type="string">
            <text:p>Other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<text:span text:style-name="T4">Software for Optical Simulations Workshop 2016, Oct. 3</text:span><text:span text:style-name="T5">rd</text:span><text:span text:style-name="T6"> – 7</text:span><text:span text:style-name="T5">th </text:span><text:span text:style-name="T6">2016; Trieste, Italy; Oral Presentation by European XFEL (Carsten Fortmann-Grote)</text:span>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<text:span text:style-name="T4">Software for Optical Simulations Workshop 2016, Oct. 3</text:span><text:span text:style-name="T5">rd</text:span><text:span text:style-name="T6"> – 7</text:span><text:span text:style-name="T5">th </text:span><text:span text:style-name="T6">2016; Trieste, Italy; Poster by DESY (Sergey Yakubov)</text:span>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EUCALL Target Workshop, 29th-31st August; Poster presentation and panel member for dynamic ompression target meeting.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2?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HED Workshop, European XFEL, 12th-13th September; Invited talk "Requirements for X-ray diffraction".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SCADS Second Phase Meeting, Jan. 4th-5th 2017, Lauta, Invited oral presentation by HZDR (Michael Bussmann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Participation to an Event other than a Conference or a Workshop                                                                                                                                                                                      <text:span text:style-name="T1">Title (event, talk)/Date/Place/Web-link. Participation in an external conference; by EUCALL project partners (paid); persons with travel costs on the project; also persons (project external) actively promoting EUCALL</text:span></text:p>
          </table:table-cell>
          <table:table-cell table:style-name="ce20" office:value-type="string" calcext:value-type="string">
            <text:p>Scientific Community </text:p>
          </table:table-cell>
          <table:table-cell table:style-name="ce20" office:value-type="string" calcext:value-type="string">
            <text:p>Industry</text:p>
          </table:table-cell>
          <table:table-cell table:style-name="ce20" office:value-type="string" calcext:value-type="string">
            <text:p>Civil Society</text:p>
          </table:table-cell>
          <table:table-cell table:style-name="ce20" office:value-type="string" calcext:value-type="string">
            <text:p>General Public</text:p>
          </table:table-cell>
          <table:table-cell table:style-name="ce20" office:value-type="string" calcext:value-type="string">
            <text:p>Policy Makers</text:p>
          </table:table-cell>
          <table:table-cell table:style-name="ce20" office:value-type="string" calcext:value-type="string">
            <text:p>Media </text:p>
          </table:table-cell>
          <table:table-cell table:style-name="ce20" office:value-type="string" calcext:value-type="string">
            <text:p>Other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Visit to European XFEL for program development (ESRF branch of SIMEX); 28th July 2016; Presented LCLS experiments and hyrdrocode developments in seminar to group "Laser shock experiments at X-ray sources: Simulation and Execution"; Richard Briggs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Joint ICTP-IAEA School on Atomic Processes in Plasmas 2017, February 27<text:span text:style-name="T3">th</text:span> – March 3<text:span text:style-name="T3">rd</text:span>, Trieste, Italy, 2 Posters by HZDR (Axel Huebl, Marco Garten)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HZDR PhD Seminar, November 2<text:span text:style-name="T3">nd</text:span> 2015, Altenberg, Germany; Oral presentation by HZDR (Axel Huebl)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HZDR PhD Seminar, October 17<text:span text:style-name="T3">th</text:span> – 20<text:span text:style-name="T3">th</text:span> 2016, Oberwiesenthal, Germany; Two poster presentation by HZDR (Axel Huebl, Marco Garten)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Helmholtz Matter &amp; Technology Meeting, Student Retreat, January 30<text:span text:style-name="T3">th</text:span> 2017, Darmstadt, Germany; Oral presentation by HZDR (Axel Huebl)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Weizmann Institute, Sept. 15th 2016, Rehovot, Israel, Invited oral presentation by HZDR (Michael Bussmann)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Institute of Modern Physics, Oct. 20th 2016, Lanzhou, China, Invited oral presentation by HZDR (Michael Bussmann)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Other<text:span text:style-name="T1">                                                                                                                                                                                                                                        Other Dissemination and Communication activities (please provide details)</text:span></text:p>
          </table:table-cell>
          <table:table-cell table:style-name="ce20" office:value-type="string" calcext:value-type="string">
            <text:p>Scientific Community </text:p>
          </table:table-cell>
          <table:table-cell table:style-name="ce20" office:value-type="string" calcext:value-type="string">
            <text:p>Industry</text:p>
          </table:table-cell>
          <table:table-cell table:style-name="ce20" office:value-type="string" calcext:value-type="string">
            <text:p>Civil Society</text:p>
          </table:table-cell>
          <table:table-cell table:style-name="ce20" office:value-type="string" calcext:value-type="string">
            <text:p>General Public</text:p>
          </table:table-cell>
          <table:table-cell table:style-name="ce20" office:value-type="string" calcext:value-type="string">
            <text:p>Policy Makers</text:p>
          </table:table-cell>
          <table:table-cell table:style-name="ce20" office:value-type="string" calcext:value-type="string">
            <text:p>Media </text:p>
          </table:table-cell>
          <table:table-cell table:style-name="ce20" office:value-type="string" calcext:value-type="string">
            <text:p>Other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<text:span text:style-name="T7">DESY Weekly Photon Science Meeting, May 30</text:span><text:span text:style-name="T8">th</text:span><text:span text:style-name="T9">  2016; Hamburg, Germany;Oral Presentation by European XFEL (Carsten Fortmann-Grote);</text:span></text:p>
          </table:table-cell>
          <table:table-cell table:style-name="ce22" office:value-type="float" office:value="60" calcext:value-type="float">
            <text:p>6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Invited Talk at Theory Seminar, Institute fuer Physik, Universitaet Rostock. Germany; Oral presentation by European XFEL (Carsten Fortmann-Grote)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6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Photon Beam Systems Seminar, European XFEL.  March 29<text:span text:style-name="T2">th</text:span> 2016, Hamburg, Germany; Oral  by European XFEL (Carsten Fortmann-Grote)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Personal Discussion and initiation of project on SIMEX extension for start-to-end software development of 'Laser plasma accelerator driven coherent light source (FreeElectronLaser); at XFEL Hamburg during the <text:s/>period 13 Feb. 2017 – 17 Feb. 2017 by Ashutosh Sharma (ELI-ALPS), Alexander Andreev (ELI-ALPS) and Carsten Fortmann-Grote (XFEL).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6" table:style-name="ce22" office:value-type="string" calcext:value-type="string">
            <text:p>enter estimated number of persons reached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Personal Discussion and development of <text:s/>SIMEX interfaces for Esther 1D Radiation-Hydrodynamics code. Location: <text:s/>XFEL Hamburg during the <text:s/>period <text:s/>Feb. <text:s/>27 – Mar. 3 2017 by Richard Briggs (ESRF) and Carsten Fortmann-Grote (XFEL).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6" table:style-name="ce22" office:value-type="string" calcext:value-type="string">
            <text:p>enter estimated number of persons reached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Invited oral presentation at BELLA (LBNL) team; April 18th 2016, Berkeley (CA), United States of America; Seminar by HZDR (Axel Huebl)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Outreach and personal discussion with Warp (LBNL, LLNL) team on high-order numerical methods in PIC, openPMD, libSplash and PIConGPU user training; Outreach and discussions with S. Fatemi &amp; AR Poppe (UC Berkeley) on openPMD and libPMacc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Personal discussion and development of SIMEX – PIConGPU/ParaTAXIS interfaces, May 2016, Oral by Euroipean XFEL (Axel Huebl and Carsten Fortmann-Grote)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Personal discussion on advanced collisional-radiative modeling in PIC codes, March 13<text:span text:style-name="T3">th</text:span> – 17<text:span text:style-name="T3">th</text:span> 2017, Vienna, Austria; Axel Huebl visiting H.-K. Chung (IAEA)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ACM/IEEE-CS George Michael Memorial Fellowship Award for Axel Huebl at International Supercomputing 2016, Salt Lake City, United States of America</text:p>
          </table:table-cell>
          <table:table-cell table:style-name="ce22" office:value-type="float" office:value="7000" calcext:value-type="float">
            <text:p>7000</text:p>
          </table:table-cell>
          <table:table-cell table:style-name="ce22" office:value-type="float" office:value="4000" calcext:value-type="float">
            <text:p>400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>
            <text:p><text:span text:style-name="T10">Publications: </text:span><text:span text:style-name="T11">Full reference</text:span><text:span text:style-name="T12"> </text:span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Carsten Fortmann-Grote et al. “SIMEX: Simulation of Experiments at Advanced Light Sources”. In “New Opprotunities for Better User Group Software” Conference Proceedings. J. Phys. Conf. Series (accepted). Preprint  <text:a xlink:href="https://arxiv.org/abs/1610.05980" xlink:type="simple">https://arxiv.org/abs/1610.05980</text:a></text:p>
          </table:table-cell>
          <table:table-cell table:number-columns-repeated="1023"/>
        </table:table-row>
        <table:table-row table:style-name="ro5">
          <table:table-cell table:style-name="ce11" office:value-type="string" calcext:value-type="string">
            <text:p>C. Fortmann-Grote and others, “Start–-to–-end simulation of single particle imaging using ultra–-short pulses at the European X–-ray Free Electron Laser,” <text:s/>submitted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7">
          <table:table-cell table:style-name="ce12" office:value-type="string" calcext:value-type="string">
            <text:p><text:span text:style-name="T13">Intellectual Property: </text:span><text:span text:style-name="T14">Patents, Trademarks, Registered Designs, Utility Models, Other</text:span></text:p>
          </table:table-cell>
          <table:table-cell table:style-name="ce20" office:value-type="string" calcext:value-type="string">
            <text:p>Application Reference</text:p>
          </table:table-cell>
          <table:table-cell table:style-name="ce20" office:value-type="string" calcext:value-type="string">
            <text:p>Date of Application</text:p>
          </table:table-cell>
          <table:table-cell table:style-name="ce20" office:value-type="string" calcext:value-type="string">
            <text:p>Official title of Application</text:p>
          </table:table-cell>
          <table:table-cell table:style-name="ce20" office:value-type="string" calcext:value-type="string">
            <text:p>Applicants</text:p>
          </table:table-cell>
          <table:table-cell table:style-name="ce20" office:value-type="string" calcext:value-type="string">
            <text:p>Has the IPR protection been awarded?</text:p>
          </table:table-cell>
          <table:table-cell table:style-name="ce20" office:value-type="string" calcext:value-type="string">
            <text:p>If available, official publication number of award of protection</text:p>
          </table:table-cell>
          <table:table-cell table:number-columns-repeated="1017"/>
        </table:table-row>
        <table:table-row table:style-name="ro5" table:number-rows-repeated="2">
          <table:table-cell table:style-name="ce13"/>
          <table:table-cell table:style-name="ce22"/>
          <table:table-cell table:style-name="ce21" table:number-columns-repeated="5"/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4" office:value-type="string" calcext:value-type="string">
            <text:p>Gender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[M18] To be filled in by each beneficiary individually for Project Month 1-18 (First Period)</text:p>
          </table:table-cell>
          <table:table-cell table:number-columns-repeated="1023"/>
        </table:table-row>
        <table:table-row table:style-name="ro5">
          <table:table-cell table:style-name="ce15" office:value-type="string" calcext:value-type="string">
            <text:p>*Participants are defined as persons working on the project (paid) and also external persons with travel costs on the project</text:p>
          </table:table-cell>
          <table:table-cell table:number-columns-repeated="1023"/>
        </table:table-row>
        <table:table-row table:style-name="ro5">
          <table:table-cell table:style-name="ce16" office:value-type="string" calcext:value-type="string">
            <text:p>Beneficiary</text:p>
          </table:table-cell>
          <table:table-cell table:style-name="ce23" office:value-type="string" calcext:value-type="string">
            <text:p>Number of Female Participants*</text:p>
          </table:table-cell>
          <table:table-cell table:style-name="ce23" office:value-type="string" calcext:value-type="string">
            <text:p>Number of Male Participants*</text:p>
          </table:table-cell>
          <table:table-cell table:number-columns-repeated="1021"/>
        </table:table-row>
        <table:table-row table:style-name="ro5" table:number-rows-repeated="17">
          <table:table-cell table:style-name="ce17"/>
          <table:table-cell table:style-name="ce24" table:number-columns-repeated="2"/>
          <table:table-cell table:number-columns-repeated="1021"/>
        </table:table-row>
        <table:table-row table:style-name="ro5" table:number-rows-repeated="4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4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4:27:44.581495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3-30T15:01:55.314658225</dc:date>
    <meta:editing-duration>PT52M11S</meta:editing-duration>
    <meta:generator>LibreOffice/5.1.6.2$Linux_X86_64 LibreOffice_project/10m0$Build-2</meta:generator>
    <dc:creator>Carsten Fortmann-Grote</dc:creator>
    <meta:editing-cycles>6</meta:editing-cycles>
    <meta:document-statistic meta:table-count="3" meta:cell-count="32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